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58mps-elbow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6361" calcext:value-type="float">
            <text:p>40.6361</text:p>
          </table:table-cell>
          <table:table-cell office:value-type="float" office:value="38.1187" calcext:value-type="float">
            <text:p>38.11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37.9455" calcext:value-type="float">
            <text:p>37.9455</text:p>
          </table:table-cell>
          <table:table-cell office:value-type="float" office:value="34.336" calcext:value-type="float">
            <text:p>34.336</text:p>
          </table:table-cell>
          <table:table-cell office:value-type="float" office:value="-1.94437E-016" calcext:value-type="float">
            <text:p>-1.94437E-16</text:p>
          </table:table-cell>
          <table:table-cell table:number-columns-repeated="3"/>
          <table:table-cell table:formula="of:=MIN([.F3:.F56])" office:value-type="float" office:value="-445.573934837092" calcext:value-type="float">
            <text:p>-445.5739348371</text:p>
          </table:table-cell>
          <table:table-cell table:formula="of:=MAX([.G3:.G56])" office:value-type="float" office:value="71.2882205513786" calcext:value-type="float">
            <text:p>71.2882205514</text:p>
          </table:table-cell>
        </table:table-row>
        <table:table-row table:style-name="ro1">
          <table:table-cell office:value-type="float" office:value="0.01995" calcext:value-type="float">
            <text:p>0.01995</text:p>
          </table:table-cell>
          <table:table-cell office:value-type="float" office:value="38.7206" calcext:value-type="float">
            <text:p>38.7206</text:p>
          </table:table-cell>
          <table:table-cell office:value-type="float" office:value="35.0471" calcext:value-type="float">
            <text:p>35.0471</text:p>
          </table:table-cell>
          <table:table-cell office:value-type="float" office:value="-1.97428E-016" calcext:value-type="float">
            <text:p>-1.97428E-16</text:p>
          </table:table-cell>
          <table:table-cell/>
          <table:table-cell table:formula="of:=([.B4]-[.B3])/([.A4]-[.A3])" office:value-type="float" office:value="77.7042606516285" calcext:value-type="float">
            <text:p>77.7042606516</text:p>
          </table:table-cell>
          <table:table-cell table:formula="of:=([.C4]-[.C3])/([.A4]-[.A3])" office:value-type="float" office:value="71.2882205513786" calcext:value-type="float">
            <text:p>71.2882205514</text:p>
          </table:table-cell>
          <table:table-cell table:number-columns-repeated="2"/>
        </table:table-row>
        <table:table-row table:style-name="ro1">
          <table:table-cell office:value-type="float" office:value="0.029925" calcext:value-type="float">
            <text:p>0.029925</text:p>
          </table:table-cell>
          <table:table-cell office:value-type="float" office:value="38.5899" calcext:value-type="float">
            <text:p>38.5899</text:p>
          </table:table-cell>
          <table:table-cell office:value-type="float" office:value="35.1787" calcext:value-type="float">
            <text:p>35.1787</text:p>
          </table:table-cell>
          <table:table-cell office:value-type="float" office:value="-1.94608E-016" calcext:value-type="float">
            <text:p>-1.94608E-16</text:p>
          </table:table-cell>
          <table:table-cell/>
          <table:table-cell table:formula="of:=([.B5]-[.B4])/([.A5]-[.A4])" office:value-type="float" office:value="-13.1027568922303" calcext:value-type="float">
            <text:p>-13.1027568922</text:p>
          </table:table-cell>
          <table:table-cell table:formula="of:=([.C5]-[.C4])/([.A5]-[.A4])" office:value-type="float" office:value="13.1929824561402" calcext:value-type="float">
            <text:p>13.1929824561</text:p>
          </table:table-cell>
          <table:table-cell table:number-columns-repeated="2"/>
        </table:table-row>
        <table:table-row table:style-name="ro1">
          <table:table-cell office:value-type="float" office:value="0.040075" calcext:value-type="float">
            <text:p>0.040075</text:p>
          </table:table-cell>
          <table:table-cell office:value-type="float" office:value="38.5068" calcext:value-type="float">
            <text:p>38.5068</text:p>
          </table:table-cell>
          <table:table-cell office:value-type="float" office:value="35.1695" calcext:value-type="float">
            <text:p>35.1695</text:p>
          </table:table-cell>
          <table:table-cell office:value-type="float" office:value="-1.94082E-016" calcext:value-type="float">
            <text:p>-1.94082E-16</text:p>
          </table:table-cell>
          <table:table-cell/>
          <table:table-cell table:formula="of:=([.B6]-[.B5])/([.A6]-[.A5])" office:value-type="float" office:value="-8.18719211822677" calcext:value-type="float">
            <text:p>-8.1871921182</text:p>
          </table:table-cell>
          <table:table-cell table:formula="of:=([.C6]-[.C5])/([.A6]-[.A5])" office:value-type="float" office:value="-0.906403940886687" calcext:value-type="float">
            <text:p>-0.9064039409</text:p>
          </table:table-cell>
          <table:table-cell table:number-columns-repeated="2"/>
        </table:table-row>
        <table:table-row table:style-name="ro1">
          <table:table-cell office:value-type="float" office:value="0.05005" calcext:value-type="float">
            <text:p>0.05005</text:p>
          </table:table-cell>
          <table:table-cell office:value-type="float" office:value="38.4872" calcext:value-type="float">
            <text:p>38.4872</text:p>
          </table:table-cell>
          <table:table-cell office:value-type="float" office:value="35.1668" calcext:value-type="float">
            <text:p>35.1668</text:p>
          </table:table-cell>
          <table:table-cell office:value-type="float" office:value="-1.94E-016" calcext:value-type="float">
            <text:p>-1.94E-16</text:p>
          </table:table-cell>
          <table:table-cell/>
          <table:table-cell table:formula="of:=([.B7]-[.B6])/([.A7]-[.A6])" office:value-type="float" office:value="-1.96491228070145" calcext:value-type="float">
            <text:p>-1.9649122807</text:p>
          </table:table-cell>
          <table:table-cell table:formula="of:=([.C7]-[.C6])/([.A7]-[.A6])" office:value-type="float" office:value="-0.270676691729048" calcext:value-type="float">
            <text:p>-0.2706766917</text:p>
          </table:table-cell>
          <table:table-cell table:number-columns-repeated="2"/>
        </table:table-row>
        <table:table-row table:style-name="ro1">
          <table:table-cell office:value-type="float" office:value="0.060025" calcext:value-type="float">
            <text:p>0.060025</text:p>
          </table:table-cell>
          <table:table-cell office:value-type="float" office:value="38.4284" calcext:value-type="float">
            <text:p>38.4284</text:p>
          </table:table-cell>
          <table:table-cell office:value-type="float" office:value="35.0987" calcext:value-type="float">
            <text:p>35.0987</text:p>
          </table:table-cell>
          <table:table-cell office:value-type="float" office:value="-1.94052E-016" calcext:value-type="float">
            <text:p>-1.94052E-16</text:p>
          </table:table-cell>
          <table:table-cell/>
          <table:table-cell table:formula="of:=([.B8]-[.B7])/([.A8]-[.A7])" office:value-type="float" office:value="-5.89473684210507" calcext:value-type="float">
            <text:p>-5.8947368421</text:p>
          </table:table-cell>
          <table:table-cell table:formula="of:=([.C8]-[.C7])/([.A8]-[.A7])" office:value-type="float" office:value="-6.82706766917306" calcext:value-type="float">
            <text:p>-6.8270676692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8.2266" calcext:value-type="float">
            <text:p>38.2266</text:p>
          </table:table-cell>
          <table:table-cell office:value-type="float" office:value="34.9603" calcext:value-type="float">
            <text:p>34.9603</text:p>
          </table:table-cell>
          <table:table-cell office:value-type="float" office:value="-1.94158E-016" calcext:value-type="float">
            <text:p>-1.94158E-16</text:p>
          </table:table-cell>
          <table:table-cell/>
          <table:table-cell table:formula="of:=([.B9]-[.B8])/([.A9]-[.A8])" office:value-type="float" office:value="-20.2305764411033" calcext:value-type="float">
            <text:p>-20.2305764411</text:p>
          </table:table-cell>
          <table:table-cell table:formula="of:=([.C9]-[.C8])/([.A9]-[.A8])" office:value-type="float" office:value="-13.8746867167924" calcext:value-type="float">
            <text:p>-13.8746867168</text:p>
          </table:table-cell>
          <table:table-cell table:number-columns-repeated="2"/>
        </table:table-row>
        <table:table-row table:style-name="ro1">
          <table:table-cell office:value-type="float" office:value="0.079975" calcext:value-type="float">
            <text:p>0.079975</text:p>
          </table:table-cell>
          <table:table-cell office:value-type="float" office:value="38.3798" calcext:value-type="float">
            <text:p>38.3798</text:p>
          </table:table-cell>
          <table:table-cell office:value-type="float" office:value="35.0753" calcext:value-type="float">
            <text:p>35.0753</text:p>
          </table:table-cell>
          <table:table-cell office:value-type="float" office:value="-1.94072E-016" calcext:value-type="float">
            <text:p>-1.94072E-16</text:p>
          </table:table-cell>
          <table:table-cell/>
          <table:table-cell table:formula="of:=([.B10]-[.B9])/([.A10]-[.A9])" office:value-type="float" office:value="15.3583959899755" calcext:value-type="float">
            <text:p>15.35839599</text:p>
          </table:table-cell>
          <table:table-cell table:formula="of:=([.C10]-[.C9])/([.A10]-[.A9])" office:value-type="float" office:value="11.5288220551381" calcext:value-type="float">
            <text:p>11.5288220551</text:p>
          </table:table-cell>
          <table:table-cell table:number-columns-repeated="2"/>
        </table:table-row>
        <table:table-row table:style-name="ro1">
          <table:table-cell office:value-type="float" office:value="0.08995" calcext:value-type="float">
            <text:p>0.08995</text:p>
          </table:table-cell>
          <table:table-cell office:value-type="float" office:value="38.367" calcext:value-type="float">
            <text:p>38.367</text:p>
          </table:table-cell>
          <table:table-cell office:value-type="float" office:value="35.0566" calcext:value-type="float">
            <text:p>35.0566</text:p>
          </table:table-cell>
          <table:table-cell office:value-type="float" office:value="-1.94109E-016" calcext:value-type="float">
            <text:p>-1.94109E-16</text:p>
          </table:table-cell>
          <table:table-cell/>
          <table:table-cell table:formula="of:=([.B11]-[.B10])/([.A11]-[.A10])" office:value-type="float" office:value="-1.28320802005069" calcext:value-type="float">
            <text:p>-1.2832080201</text:p>
          </table:table-cell>
          <table:table-cell table:formula="of:=([.C11]-[.C10])/([.A11]-[.A10])" office:value-type="float" office:value="-1.87468671679153" calcext:value-type="float">
            <text:p>-1.8746867168</text:p>
          </table:table-cell>
          <table:table-cell table:number-columns-repeated="2"/>
        </table:table-row>
        <table:table-row table:style-name="ro1">
          <table:table-cell office:value-type="float" office:value="0.099925" calcext:value-type="float">
            <text:p>0.099925</text:p>
          </table:table-cell>
          <table:table-cell office:value-type="float" office:value="38.1182" calcext:value-type="float">
            <text:p>38.1182</text:p>
          </table:table-cell>
          <table:table-cell office:value-type="float" office:value="34.8342" calcext:value-type="float">
            <text:p>34.8342</text:p>
          </table:table-cell>
          <table:table-cell office:value-type="float" office:value="-1.94299E-016" calcext:value-type="float">
            <text:p>-1.94299E-16</text:p>
          </table:table-cell>
          <table:table-cell/>
          <table:table-cell table:formula="of:=([.B12]-[.B11])/([.A12]-[.A11])" office:value-type="float" office:value="-24.9423558897239" calcext:value-type="float">
            <text:p>-24.9423558897</text:p>
          </table:table-cell>
          <table:table-cell table:formula="of:=([.C12]-[.C11])/([.A12]-[.A11])" office:value-type="float" office:value="-22.295739348371" calcext:value-type="float">
            <text:p>-22.2957393484</text:p>
          </table:table-cell>
          <table:table-cell table:number-columns-repeated="2"/>
        </table:table-row>
        <table:table-row table:style-name="ro1">
          <table:table-cell office:value-type="float" office:value="0.110075" calcext:value-type="float">
            <text:p>0.110075</text:p>
          </table:table-cell>
          <table:table-cell office:value-type="float" office:value="38.2854" calcext:value-type="float">
            <text:p>38.2854</text:p>
          </table:table-cell>
          <table:table-cell office:value-type="float" office:value="34.9942" calcext:value-type="float">
            <text:p>34.9942</text:p>
          </table:table-cell>
          <table:table-cell office:value-type="float" office:value="-1.94161E-016" calcext:value-type="float">
            <text:p>-1.94161E-16</text:p>
          </table:table-cell>
          <table:table-cell/>
          <table:table-cell table:formula="of:=([.B13]-[.B12])/([.A13]-[.A12])" office:value-type="float" office:value="16.472906403941" calcext:value-type="float">
            <text:p>16.4729064039</text:p>
          </table:table-cell>
          <table:table-cell table:formula="of:=([.C13]-[.C12])/([.A13]-[.A12])" office:value-type="float" office:value="15.7635467980292" calcext:value-type="float">
            <text:p>15.763546798</text:p>
          </table:table-cell>
          <table:table-cell table:number-columns-repeated="2"/>
        </table:table-row>
        <table:table-row table:style-name="ro1">
          <table:table-cell office:value-type="float" office:value="0.12005" calcext:value-type="float">
            <text:p>0.12005</text:p>
          </table:table-cell>
          <table:table-cell office:value-type="float" office:value="38.2978" calcext:value-type="float">
            <text:p>38.2978</text:p>
          </table:table-cell>
          <table:table-cell office:value-type="float" office:value="35.0013" calcext:value-type="float">
            <text:p>35.0013</text:p>
          </table:table-cell>
          <table:table-cell office:value-type="float" office:value="-1.94177E-016" calcext:value-type="float">
            <text:p>-1.94177E-16</text:p>
          </table:table-cell>
          <table:table-cell/>
          <table:table-cell table:formula="of:=([.B14]-[.B13])/([.A14]-[.A13])" office:value-type="float" office:value="1.24310776942351" calcext:value-type="float">
            <text:p>1.2431077694</text:p>
          </table:table-cell>
          <table:table-cell table:formula="of:=([.C14]-[.C13])/([.A14]-[.A13])" office:value-type="float" office:value="0.711779448621675" calcext:value-type="float">
            <text:p>0.7117794486</text:p>
          </table:table-cell>
          <table:table-cell table:number-columns-repeated="2"/>
        </table:table-row>
        <table:table-row table:style-name="ro1">
          <table:table-cell office:value-type="float" office:value="0.130025" calcext:value-type="float">
            <text:p>0.130025</text:p>
          </table:table-cell>
          <table:table-cell office:value-type="float" office:value="38.3057" calcext:value-type="float">
            <text:p>38.3057</text:p>
          </table:table-cell>
          <table:table-cell office:value-type="float" office:value="35.008" calcext:value-type="float">
            <text:p>35.008</text:p>
          </table:table-cell>
          <table:table-cell office:value-type="float" office:value="-1.94186E-016" calcext:value-type="float">
            <text:p>-1.94186E-16</text:p>
          </table:table-cell>
          <table:table-cell/>
          <table:table-cell table:formula="of:=([.B15]-[.B14])/([.A15]-[.A14])" office:value-type="float" office:value="0.791979949874622" calcext:value-type="float">
            <text:p>0.7919799499</text:p>
          </table:table-cell>
          <table:table-cell table:formula="of:=([.C15]-[.C14])/([.A15]-[.A14])" office:value-type="float" office:value="0.671679197995203" calcext:value-type="float">
            <text:p>0.671679198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8.3173" calcext:value-type="float">
            <text:p>38.3173</text:p>
          </table:table-cell>
          <table:table-cell office:value-type="float" office:value="35.0162" calcext:value-type="float">
            <text:p>35.0162</text:p>
          </table:table-cell>
          <table:table-cell office:value-type="float" office:value="-1.94192E-016" calcext:value-type="float">
            <text:p>-1.94192E-16</text:p>
          </table:table-cell>
          <table:table-cell/>
          <table:table-cell table:formula="of:=([.B16]-[.B15])/([.A16]-[.A15])" office:value-type="float" office:value="1.16290726817056" calcext:value-type="float">
            <text:p>1.1629072682</text:p>
          </table:table-cell>
          <table:table-cell table:formula="of:=([.C16]-[.C15])/([.A16]-[.A15])" office:value-type="float" office:value="0.822055137844119" calcext:value-type="float">
            <text:p>0.8220551378</text:p>
          </table:table-cell>
          <table:table-cell table:number-columns-repeated="2"/>
        </table:table-row>
        <table:table-row table:style-name="ro1">
          <table:table-cell office:value-type="float" office:value="0.149975" calcext:value-type="float">
            <text:p>0.149975</text:p>
          </table:table-cell>
          <table:table-cell office:value-type="float" office:value="38.4853" calcext:value-type="float">
            <text:p>38.4853</text:p>
          </table:table-cell>
          <table:table-cell office:value-type="float" office:value="35.1599" calcext:value-type="float">
            <text:p>35.1599</text:p>
          </table:table-cell>
          <table:table-cell office:value-type="float" office:value="-1.9412E-016" calcext:value-type="float">
            <text:p>-1.9412E-16</text:p>
          </table:table-cell>
          <table:table-cell/>
          <table:table-cell table:formula="of:=([.B17]-[.B16])/([.A17]-[.A16])" office:value-type="float" office:value="16.8421052631578" calcext:value-type="float">
            <text:p>16.8421052632</text:p>
          </table:table-cell>
          <table:table-cell table:formula="of:=([.C17]-[.C16])/([.A17]-[.A16])" office:value-type="float" office:value="14.4060150375943" calcext:value-type="float">
            <text:p>14.4060150376</text:p>
          </table:table-cell>
          <table:table-cell table:number-columns-repeated="2"/>
        </table:table-row>
        <table:table-row table:style-name="ro1">
          <table:table-cell office:value-type="float" office:value="0.15995" calcext:value-type="float">
            <text:p>0.15995</text:p>
          </table:table-cell>
          <table:table-cell office:value-type="float" office:value="38.3579" calcext:value-type="float">
            <text:p>38.3579</text:p>
          </table:table-cell>
          <table:table-cell office:value-type="float" office:value="35.0478" calcext:value-type="float">
            <text:p>35.0478</text:p>
          </table:table-cell>
          <table:table-cell office:value-type="float" office:value="-1.94231E-016" calcext:value-type="float">
            <text:p>-1.94231E-16</text:p>
          </table:table-cell>
          <table:table-cell/>
          <table:table-cell table:formula="of:=([.B18]-[.B17])/([.A18]-[.A17])" office:value-type="float" office:value="-12.7719298245615" calcext:value-type="float">
            <text:p>-12.7719298246</text:p>
          </table:table-cell>
          <table:table-cell table:formula="of:=([.C18]-[.C17])/([.A18]-[.A17])" office:value-type="float" office:value="-11.238095238095" calcext:value-type="float">
            <text:p>-11.2380952381</text:p>
          </table:table-cell>
          <table:table-cell table:number-columns-repeated="2"/>
        </table:table-row>
        <table:table-row table:style-name="ro1">
          <table:table-cell office:value-type="float" office:value="0.169925" calcext:value-type="float">
            <text:p>0.169925</text:p>
          </table:table-cell>
          <table:table-cell office:value-type="float" office:value="38.1991" calcext:value-type="float">
            <text:p>38.1991</text:p>
          </table:table-cell>
          <table:table-cell office:value-type="float" office:value="34.9195" calcext:value-type="float">
            <text:p>34.9195</text:p>
          </table:table-cell>
          <table:table-cell office:value-type="float" office:value="-1.9432E-016" calcext:value-type="float">
            <text:p>-1.9432E-16</text:p>
          </table:table-cell>
          <table:table-cell/>
          <table:table-cell table:formula="of:=([.B19]-[.B18])/([.A19]-[.A18])" office:value-type="float" office:value="-15.9197994987468" calcext:value-type="float">
            <text:p>-15.9197994987</text:p>
          </table:table-cell>
          <table:table-cell table:formula="of:=([.C19]-[.C18])/([.A19]-[.A18])" office:value-type="float" office:value="-12.8621553884715" calcext:value-type="float">
            <text:p>-12.8621553885</text:p>
          </table:table-cell>
          <table:table-cell table:number-columns-repeated="2"/>
        </table:table-row>
        <table:table-row table:style-name="ro1">
          <table:table-cell office:value-type="float" office:value="0.180075" calcext:value-type="float">
            <text:p>0.180075</text:p>
          </table:table-cell>
          <table:table-cell office:value-type="float" office:value="38.2971" calcext:value-type="float">
            <text:p>38.2971</text:p>
          </table:table-cell>
          <table:table-cell office:value-type="float" office:value="35.0031" calcext:value-type="float">
            <text:p>35.0031</text:p>
          </table:table-cell>
          <table:table-cell office:value-type="float" office:value="-1.94253E-016" calcext:value-type="float">
            <text:p>-1.94253E-16</text:p>
          </table:table-cell>
          <table:table-cell/>
          <table:table-cell table:formula="of:=([.B20]-[.B19])/([.A20]-[.A19])" office:value-type="float" office:value="9.65517241379301" calcext:value-type="float">
            <text:p>9.6551724138</text:p>
          </table:table-cell>
          <table:table-cell table:formula="of:=([.C20]-[.C19])/([.A20]-[.A19])" office:value-type="float" office:value="8.23645320197086" calcext:value-type="float">
            <text:p>8.236453202</text:p>
          </table:table-cell>
          <table:table-cell table:number-columns-repeated="2"/>
        </table:table-row>
        <table:table-row table:style-name="ro1">
          <table:table-cell office:value-type="float" office:value="0.19005" calcext:value-type="float">
            <text:p>0.19005</text:p>
          </table:table-cell>
          <table:table-cell office:value-type="float" office:value="38.3038" calcext:value-type="float">
            <text:p>38.3038</text:p>
          </table:table-cell>
          <table:table-cell office:value-type="float" office:value="35.007" calcext:value-type="float">
            <text:p>35.007</text:p>
          </table:table-cell>
          <table:table-cell office:value-type="float" office:value="-1.94267E-016" calcext:value-type="float">
            <text:p>-1.94267E-16</text:p>
          </table:table-cell>
          <table:table-cell/>
          <table:table-cell table:formula="of:=([.B21]-[.B20])/([.A21]-[.A20])" office:value-type="float" office:value="0.6716791979952" calcext:value-type="float">
            <text:p>0.671679198</text:p>
          </table:table-cell>
          <table:table-cell table:formula="of:=([.C21]-[.C20])/([.A21]-[.A20])" office:value-type="float" office:value="0.390977443608466" calcext:value-type="float">
            <text:p>0.3909774436</text:p>
          </table:table-cell>
          <table:table-cell table:number-columns-repeated="2"/>
        </table:table-row>
        <table:table-row table:style-name="ro1">
          <table:table-cell office:value-type="float" office:value="0.200025" calcext:value-type="float">
            <text:p>0.200025</text:p>
          </table:table-cell>
          <table:table-cell office:value-type="float" office:value="38.3069" calcext:value-type="float">
            <text:p>38.3069</text:p>
          </table:table-cell>
          <table:table-cell office:value-type="float" office:value="35.0091" calcext:value-type="float">
            <text:p>35.0091</text:p>
          </table:table-cell>
          <table:table-cell office:value-type="float" office:value="-1.94276E-016" calcext:value-type="float">
            <text:p>-1.94276E-16</text:p>
          </table:table-cell>
          <table:table-cell/>
          <table:table-cell table:formula="of:=([.B22]-[.B21])/([.A22]-[.A21])" office:value-type="float" office:value="0.310776942355523" calcext:value-type="float">
            <text:p>0.3107769424</text:p>
          </table:table-cell>
          <table:table-cell table:formula="of:=([.C22]-[.C21])/([.A22]-[.A21])" office:value-type="float" office:value="0.21052631578934" calcext:value-type="float">
            <text:p>0.2105263158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38.3638" calcext:value-type="float">
            <text:p>38.3638</text:p>
          </table:table-cell>
          <table:table-cell office:value-type="float" office:value="35.0548" calcext:value-type="float">
            <text:p>35.0548</text:p>
          </table:table-cell>
          <table:table-cell office:value-type="float" office:value="-1.94259E-016" calcext:value-type="float">
            <text:p>-1.94259E-16</text:p>
          </table:table-cell>
          <table:table-cell/>
          <table:table-cell table:formula="of:=([.B23]-[.B22])/([.A23]-[.A22])" office:value-type="float" office:value="5.70426065162895" calcext:value-type="float">
            <text:p>5.7042606516</text:p>
          </table:table-cell>
          <table:table-cell table:formula="of:=([.C23]-[.C22])/([.A23]-[.A22])" office:value-type="float" office:value="4.58145363408557" calcext:value-type="float">
            <text:p>4.5814536341</text:p>
          </table:table-cell>
          <table:table-cell table:number-columns-repeated="2"/>
        </table:table-row>
        <table:table-row table:style-name="ro1">
          <table:table-cell office:value-type="float" office:value="0.219975" calcext:value-type="float">
            <text:p>0.219975</text:p>
          </table:table-cell>
          <table:table-cell office:value-type="float" office:value="38.5037" calcext:value-type="float">
            <text:p>38.5037</text:p>
          </table:table-cell>
          <table:table-cell office:value-type="float" office:value="35.1861" calcext:value-type="float">
            <text:p>35.1861</text:p>
          </table:table-cell>
          <table:table-cell office:value-type="float" office:value="-1.94195E-016" calcext:value-type="float">
            <text:p>-1.94195E-16</text:p>
          </table:table-cell>
          <table:table-cell/>
          <table:table-cell table:formula="of:=([.B24]-[.B23])/([.A24]-[.A23])" office:value-type="float" office:value="14.025062656642" calcext:value-type="float">
            <text:p>14.0250626566</text:p>
          </table:table-cell>
          <table:table-cell table:formula="of:=([.C24]-[.C23])/([.A24]-[.A23])" office:value-type="float" office:value="13.1629072681707" calcext:value-type="float">
            <text:p>13.1629072682</text:p>
          </table:table-cell>
          <table:table-cell table:number-columns-repeated="2"/>
        </table:table-row>
        <table:table-row table:style-name="ro1">
          <table:table-cell office:value-type="float" office:value="0.22995" calcext:value-type="float">
            <text:p>0.22995</text:p>
          </table:table-cell>
          <table:table-cell office:value-type="float" office:value="38.438" calcext:value-type="float">
            <text:p>38.438</text:p>
          </table:table-cell>
          <table:table-cell office:value-type="float" office:value="35.1321" calcext:value-type="float">
            <text:p>35.1321</text:p>
          </table:table-cell>
          <table:table-cell office:value-type="float" office:value="-1.94246E-016" calcext:value-type="float">
            <text:p>-1.94246E-16</text:p>
          </table:table-cell>
          <table:table-cell/>
          <table:table-cell table:formula="of:=([.B25]-[.B24])/([.A25]-[.A24])" office:value-type="float" office:value="-6.58646616541349" calcext:value-type="float">
            <text:p>-6.5864661654</text:p>
          </table:table-cell>
          <table:table-cell table:formula="of:=([.C25]-[.C24])/([.A25]-[.A24])" office:value-type="float" office:value="-5.41353383458667" calcext:value-type="float">
            <text:p>-5.4135338346</text:p>
          </table:table-cell>
          <table:table-cell table:number-columns-repeated="2"/>
        </table:table-row>
        <table:table-row table:style-name="ro1">
          <table:table-cell office:value-type="float" office:value="0.239925" calcext:value-type="float">
            <text:p>0.239925</text:p>
          </table:table-cell>
          <table:table-cell office:value-type="float" office:value="38.4291" calcext:value-type="float">
            <text:p>38.4291</text:p>
          </table:table-cell>
          <table:table-cell office:value-type="float" office:value="35.117" calcext:value-type="float">
            <text:p>35.117</text:p>
          </table:table-cell>
          <table:table-cell office:value-type="float" office:value="-1.94263E-016" calcext:value-type="float">
            <text:p>-1.94263E-16</text:p>
          </table:table-cell>
          <table:table-cell/>
          <table:table-cell table:formula="of:=([.B26]-[.B25])/([.A26]-[.A25])" office:value-type="float" office:value="-0.892230576441518" calcext:value-type="float">
            <text:p>-0.8922305764</text:p>
          </table:table-cell>
          <table:table-cell table:formula="of:=([.C26]-[.C25])/([.A26]-[.A25])" office:value-type="float" office:value="-1.51378446115327" calcext:value-type="float">
            <text:p>-1.5137844612</text:p>
          </table:table-cell>
          <table:table-cell table:number-columns-repeated="2"/>
        </table:table-row>
        <table:table-row table:style-name="ro1">
          <table:table-cell office:value-type="float" office:value="0.250075" calcext:value-type="float">
            <text:p>0.250075</text:p>
          </table:table-cell>
          <table:table-cell office:value-type="float" office:value="38.5557" calcext:value-type="float">
            <text:p>38.5557</text:p>
          </table:table-cell>
          <table:table-cell office:value-type="float" office:value="35.2302" calcext:value-type="float">
            <text:p>35.2302</text:p>
          </table:table-cell>
          <table:table-cell office:value-type="float" office:value="-1.94204E-016" calcext:value-type="float">
            <text:p>-1.94204E-16</text:p>
          </table:table-cell>
          <table:table-cell/>
          <table:table-cell table:formula="of:=([.B27]-[.B26])/([.A27]-[.A26])" office:value-type="float" office:value="12.4729064039412" calcext:value-type="float">
            <text:p>12.4729064039</text:p>
          </table:table-cell>
          <table:table-cell table:formula="of:=([.C27]-[.C26])/([.A27]-[.A26])" office:value-type="float" office:value="11.1527093596065" calcext:value-type="float">
            <text:p>11.1527093596</text:p>
          </table:table-cell>
          <table:table-cell table:number-columns-repeated="2"/>
        </table:table-row>
        <table:table-row table:style-name="ro1">
          <table:table-cell office:value-type="float" office:value="0.26005" calcext:value-type="float">
            <text:p>0.26005</text:p>
          </table:table-cell>
          <table:table-cell office:value-type="float" office:value="38.547" calcext:value-type="float">
            <text:p>38.547</text:p>
          </table:table-cell>
          <table:table-cell office:value-type="float" office:value="35.2318" calcext:value-type="float">
            <text:p>35.2318</text:p>
          </table:table-cell>
          <table:table-cell office:value-type="float" office:value="-1.9422E-016" calcext:value-type="float">
            <text:p>-1.9422E-16</text:p>
          </table:table-cell>
          <table:table-cell/>
          <table:table-cell table:formula="of:=([.B28]-[.B27])/([.A28]-[.A27])" office:value-type="float" office:value="-0.872180451128279" calcext:value-type="float">
            <text:p>-0.8721804511</text:p>
          </table:table-cell>
          <table:table-cell table:formula="of:=([.C28]-[.C27])/([.A28]-[.A27])" office:value-type="float" office:value="0.160401002505892" calcext:value-type="float">
            <text:p>0.1604010025</text:p>
          </table:table-cell>
          <table:table-cell table:number-columns-repeated="2"/>
        </table:table-row>
        <table:table-row table:style-name="ro1">
          <table:table-cell office:value-type="float" office:value="0.270025" calcext:value-type="float">
            <text:p>0.270025</text:p>
          </table:table-cell>
          <table:table-cell office:value-type="float" office:value="38.4849" calcext:value-type="float">
            <text:p>38.4849</text:p>
          </table:table-cell>
          <table:table-cell office:value-type="float" office:value="35.1721" calcext:value-type="float">
            <text:p>35.1721</text:p>
          </table:table-cell>
          <table:table-cell office:value-type="float" office:value="-1.94268E-016" calcext:value-type="float">
            <text:p>-1.94268E-16</text:p>
          </table:table-cell>
          <table:table-cell/>
          <table:table-cell table:formula="of:=([.B29]-[.B28])/([.A29]-[.A28])" office:value-type="float" office:value="-6.22556390977381" calcext:value-type="float">
            <text:p>-6.2255639098</text:p>
          </table:table-cell>
          <table:table-cell table:formula="of:=([.C29]-[.C28])/([.A29]-[.A28])" office:value-type="float" office:value="-5.98496240601497" calcext:value-type="float">
            <text:p>-5.984962406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8.4713" calcext:value-type="float">
            <text:p>38.4713</text:p>
          </table:table-cell>
          <table:table-cell office:value-type="float" office:value="35.1593" calcext:value-type="float">
            <text:p>35.1593</text:p>
          </table:table-cell>
          <table:table-cell office:value-type="float" office:value="-1.94284E-016" calcext:value-type="float">
            <text:p>-1.94284E-16</text:p>
          </table:table-cell>
          <table:table-cell/>
          <table:table-cell table:formula="of:=([.B30]-[.B29])/([.A30]-[.A29])" office:value-type="float" office:value="-1.36340852130364" calcext:value-type="float">
            <text:p>-1.3634085213</text:p>
          </table:table-cell>
          <table:table-cell table:formula="of:=([.C30]-[.C29])/([.A30]-[.A29])" office:value-type="float" office:value="-1.28320802004998" calcext:value-type="float">
            <text:p>-1.28320802</text:p>
          </table:table-cell>
          <table:table-cell table:number-columns-repeated="2"/>
        </table:table-row>
        <table:table-row table:style-name="ro1">
          <table:table-cell office:value-type="float" office:value="0.289975" calcext:value-type="float">
            <text:p>0.289975</text:p>
          </table:table-cell>
          <table:table-cell office:value-type="float" office:value="38.4678" calcext:value-type="float">
            <text:p>38.4678</text:p>
          </table:table-cell>
          <table:table-cell office:value-type="float" office:value="35.1559" calcext:value-type="float">
            <text:p>35.1559</text:p>
          </table:table-cell>
          <table:table-cell office:value-type="float" office:value="-1.94296E-016" calcext:value-type="float">
            <text:p>-1.94296E-16</text:p>
          </table:table-cell>
          <table:table-cell/>
          <table:table-cell table:formula="of:=([.B31]-[.B30])/([.A31]-[.A30])" office:value-type="float" office:value="-0.350877192982708" calcext:value-type="float">
            <text:p>-0.350877193</text:p>
          </table:table-cell>
          <table:table-cell table:formula="of:=([.C31]-[.C30])/([.A31]-[.A30])" office:value-type="float" office:value="-0.340852130325734" calcext:value-type="float">
            <text:p>-0.3408521303</text:p>
          </table:table-cell>
          <table:table-cell table:number-columns-repeated="2"/>
        </table:table-row>
        <table:table-row table:style-name="ro1">
          <table:table-cell office:value-type="float" office:value="0.29995" calcext:value-type="float">
            <text:p>0.29995</text:p>
          </table:table-cell>
          <table:table-cell office:value-type="float" office:value="38.4741" calcext:value-type="float">
            <text:p>38.4741</text:p>
          </table:table-cell>
          <table:table-cell office:value-type="float" office:value="35.1606" calcext:value-type="float">
            <text:p>35.1606</text:p>
          </table:table-cell>
          <table:table-cell office:value-type="float" office:value="-1.94304E-016" calcext:value-type="float">
            <text:p>-1.94304E-16</text:p>
          </table:table-cell>
          <table:table-cell/>
          <table:table-cell table:formula="of:=([.B32]-[.B31])/([.A32]-[.A31])" office:value-type="float" office:value="0.631578947368726" calcext:value-type="float">
            <text:p>0.6315789474</text:p>
          </table:table-cell>
          <table:table-cell table:formula="of:=([.C32]-[.C31])/([.A32]-[.A31])" office:value-type="float" office:value="0.471177944862123" calcext:value-type="float">
            <text:p>0.4711779449</text:p>
          </table:table-cell>
          <table:table-cell table:number-columns-repeated="2"/>
        </table:table-row>
        <table:table-row table:style-name="ro1">
          <table:table-cell office:value-type="float" office:value="0.309925" calcext:value-type="float">
            <text:p>0.309925</text:p>
          </table:table-cell>
          <table:table-cell office:value-type="float" office:value="38.5429" calcext:value-type="float">
            <text:p>38.5429</text:p>
          </table:table-cell>
          <table:table-cell office:value-type="float" office:value="35.2185" calcext:value-type="float">
            <text:p>35.2185</text:p>
          </table:table-cell>
          <table:table-cell office:value-type="float" office:value="-1.9428E-016" calcext:value-type="float">
            <text:p>-1.9428E-16</text:p>
          </table:table-cell>
          <table:table-cell/>
          <table:table-cell table:formula="of:=([.B33]-[.B32])/([.A33]-[.A32])" office:value-type="float" office:value="6.89724310776976" calcext:value-type="float">
            <text:p>6.8972431078</text:p>
          </table:table-cell>
          <table:table-cell table:formula="of:=([.C33]-[.C32])/([.A33]-[.A32])" office:value-type="float" office:value="5.80451127819516" calcext:value-type="float">
            <text:p>5.8045112782</text:p>
          </table:table-cell>
          <table:table-cell table:number-columns-repeated="2"/>
        </table:table-row>
        <table:table-row table:style-name="ro1">
          <table:table-cell office:value-type="float" office:value="0.320075" calcext:value-type="float">
            <text:p>0.320075</text:p>
          </table:table-cell>
          <table:table-cell office:value-type="float" office:value="38.6395" calcext:value-type="float">
            <text:p>38.6395</text:p>
          </table:table-cell>
          <table:table-cell office:value-type="float" office:value="35.3107" calcext:value-type="float">
            <text:p>35.3107</text:p>
          </table:table-cell>
          <table:table-cell office:value-type="float" office:value="-1.94241E-016" calcext:value-type="float">
            <text:p>-1.94241E-16</text:p>
          </table:table-cell>
          <table:table-cell/>
          <table:table-cell table:formula="of:=([.B34]-[.B33])/([.A34]-[.A33])" office:value-type="float" office:value="9.51724137930987" calcext:value-type="float">
            <text:p>9.5172413793</text:p>
          </table:table-cell>
          <table:table-cell table:formula="of:=([.C34]-[.C33])/([.A34]-[.A33])" office:value-type="float" office:value="9.08374384236437" calcext:value-type="float">
            <text:p>9.0837438424</text:p>
          </table:table-cell>
          <table:table-cell table:number-columns-repeated="2"/>
        </table:table-row>
        <table:table-row table:style-name="ro1">
          <table:table-cell office:value-type="float" office:value="0.33005" calcext:value-type="float">
            <text:p>0.33005</text:p>
          </table:table-cell>
          <table:table-cell office:value-type="float" office:value="38.5929" calcext:value-type="float">
            <text:p>38.5929</text:p>
          </table:table-cell>
          <table:table-cell office:value-type="float" office:value="35.2725" calcext:value-type="float">
            <text:p>35.2725</text:p>
          </table:table-cell>
          <table:table-cell office:value-type="float" office:value="-1.94279E-016" calcext:value-type="float">
            <text:p>-1.94279E-16</text:p>
          </table:table-cell>
          <table:table-cell/>
          <table:table-cell table:formula="of:=([.B35]-[.B34])/([.A35]-[.A34])" office:value-type="float" office:value="-4.67167919799478" calcext:value-type="float">
            <text:p>-4.671679198</text:p>
          </table:table-cell>
          <table:table-cell table:formula="of:=([.C35]-[.C34])/([.A35]-[.A34])" office:value-type="float" office:value="-3.82957393483671" calcext:value-type="float">
            <text:p>-3.8295739348</text:p>
          </table:table-cell>
          <table:table-cell table:number-columns-repeated="2"/>
        </table:table-row>
        <table:table-row table:style-name="ro1">
          <table:table-cell office:value-type="float" office:value="0.340025" calcext:value-type="float">
            <text:p>0.340025</text:p>
          </table:table-cell>
          <table:table-cell office:value-type="float" office:value="38.5537" calcext:value-type="float">
            <text:p>38.5537</text:p>
          </table:table-cell>
          <table:table-cell office:value-type="float" office:value="35.2345" calcext:value-type="float">
            <text:p>35.2345</text:p>
          </table:table-cell>
          <table:table-cell office:value-type="float" office:value="-1.94311E-016" calcext:value-type="float">
            <text:p>-1.94311E-16</text:p>
          </table:table-cell>
          <table:table-cell/>
          <table:table-cell table:formula="of:=([.B36]-[.B35])/([.A36]-[.A35])" office:value-type="float" office:value="-3.92982456140363" calcext:value-type="float">
            <text:p>-3.9298245614</text:p>
          </table:table-cell>
          <table:table-cell table:formula="of:=([.C36]-[.C35])/([.A36]-[.A35])" office:value-type="float" office:value="-3.80952380952421" calcext:value-type="float">
            <text:p>-3.8095238095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8.5456" calcext:value-type="float">
            <text:p>38.5456</text:p>
          </table:table-cell>
          <table:table-cell office:value-type="float" office:value="35.227" calcext:value-type="float">
            <text:p>35.227</text:p>
          </table:table-cell>
          <table:table-cell office:value-type="float" office:value="-1.94323E-016" calcext:value-type="float">
            <text:p>-1.94323E-16</text:p>
          </table:table-cell>
          <table:table-cell/>
          <table:table-cell table:formula="of:=([.B37]-[.B36])/([.A37]-[.A36])" office:value-type="float" office:value="-0.812030075187853" calcext:value-type="float">
            <text:p>-0.8120300752</text:p>
          </table:table-cell>
          <table:table-cell table:formula="of:=([.C37]-[.C36])/([.A37]-[.A36])" office:value-type="float" office:value="-0.751879699248144" calcext:value-type="float">
            <text:p>-0.7518796992</text:p>
          </table:table-cell>
          <table:table-cell table:number-columns-repeated="2"/>
        </table:table-row>
        <table:table-row table:style-name="ro1">
          <table:table-cell office:value-type="float" office:value="0.359975" calcext:value-type="float">
            <text:p>0.359975</text:p>
          </table:table-cell>
          <table:table-cell office:value-type="float" office:value="38.5436" calcext:value-type="float">
            <text:p>38.5436</text:p>
          </table:table-cell>
          <table:table-cell office:value-type="float" office:value="35.2251" calcext:value-type="float">
            <text:p>35.2251</text:p>
          </table:table-cell>
          <table:table-cell office:value-type="float" office:value="-1.94336E-016" calcext:value-type="float">
            <text:p>-1.94336E-16</text:p>
          </table:table-cell>
          <table:table-cell/>
          <table:table-cell table:formula="of:=([.B38]-[.B37])/([.A38]-[.A37])" office:value-type="float" office:value="-0.200501253133078" calcext:value-type="float">
            <text:p>-0.2005012531</text:p>
          </table:table-cell>
          <table:table-cell table:formula="of:=([.C38]-[.C37])/([.A38]-[.A37])" office:value-type="float" office:value="-0.190476190476104" calcext:value-type="float">
            <text:p>-0.1904761905</text:p>
          </table:table-cell>
          <table:table-cell table:number-columns-repeated="2"/>
        </table:table-row>
        <table:table-row table:style-name="ro1">
          <table:table-cell office:value-type="float" office:value="0.36995" calcext:value-type="float">
            <text:p>0.36995</text:p>
          </table:table-cell>
          <table:table-cell office:value-type="float" office:value="38.5422" calcext:value-type="float">
            <text:p>38.5422</text:p>
          </table:table-cell>
          <table:table-cell office:value-type="float" office:value="35.2238" calcext:value-type="float">
            <text:p>35.2238</text:p>
          </table:table-cell>
          <table:table-cell office:value-type="float" office:value="-1.94347E-016" calcext:value-type="float">
            <text:p>-1.94347E-16</text:p>
          </table:table-cell>
          <table:table-cell/>
          <table:table-cell table:formula="of:=([.B39]-[.B38])/([.A39]-[.A38])" office:value-type="float" office:value="-0.140350877192654" calcext:value-type="float">
            <text:p>-0.1403508772</text:p>
          </table:table-cell>
          <table:table-cell table:formula="of:=([.C39]-[.C38])/([.A39]-[.A38])" office:value-type="float" office:value="-0.130325814536392" calcext:value-type="float">
            <text:p>-0.1303258145</text:p>
          </table:table-cell>
          <table:table-cell table:number-columns-repeated="2"/>
        </table:table-row>
        <table:table-row table:style-name="ro1">
          <table:table-cell office:value-type="float" office:value="0.379925" calcext:value-type="float">
            <text:p>0.379925</text:p>
          </table:table-cell>
          <table:table-cell office:value-type="float" office:value="38.5408" calcext:value-type="float">
            <text:p>38.5408</text:p>
          </table:table-cell>
          <table:table-cell office:value-type="float" office:value="35.2225" calcext:value-type="float">
            <text:p>35.2225</text:p>
          </table:table-cell>
          <table:table-cell office:value-type="float" office:value="-1.94359E-016" calcext:value-type="float">
            <text:p>-1.94359E-16</text:p>
          </table:table-cell>
          <table:table-cell/>
          <table:table-cell table:formula="of:=([.B40]-[.B39])/([.A40]-[.A39])" office:value-type="float" office:value="-0.140350877193369" calcext:value-type="float">
            <text:p>-0.1403508772</text:p>
          </table:table-cell>
          <table:table-cell table:formula="of:=([.C40]-[.C39])/([.A40]-[.A39])" office:value-type="float" office:value="-0.130325814536395" calcext:value-type="float">
            <text:p>-0.1303258145</text:p>
          </table:table-cell>
          <table:table-cell table:number-columns-repeated="2"/>
        </table:table-row>
        <table:table-row table:style-name="ro1">
          <table:table-cell office:value-type="float" office:value="0.390075" calcext:value-type="float">
            <text:p>0.390075</text:p>
          </table:table-cell>
          <table:table-cell office:value-type="float" office:value="38.5398" calcext:value-type="float">
            <text:p>38.5398</text:p>
          </table:table-cell>
          <table:table-cell office:value-type="float" office:value="35.2217" calcext:value-type="float">
            <text:p>35.2217</text:p>
          </table:table-cell>
          <table:table-cell office:value-type="float" office:value="-1.94371E-016" calcext:value-type="float">
            <text:p>-1.94371E-16</text:p>
          </table:table-cell>
          <table:table-cell/>
          <table:table-cell table:formula="of:=([.B41]-[.B40])/([.A41]-[.A40])" office:value-type="float" office:value="-0.0985221674874547" calcext:value-type="float">
            <text:p>-0.0985221675</text:p>
          </table:table-cell>
          <table:table-cell table:formula="of:=([.C41]-[.C40])/([.A41]-[.A40])" office:value-type="float" office:value="-0.0788177339899637" calcext:value-type="float">
            <text:p>-0.078817734</text:p>
          </table:table-cell>
          <table:table-cell table:number-columns-repeated="2"/>
        </table:table-row>
        <table:table-row table:style-name="ro1">
          <table:table-cell office:value-type="float" office:value="0.40005" calcext:value-type="float">
            <text:p>0.40005</text:p>
          </table:table-cell>
          <table:table-cell office:value-type="float" office:value="38.5376" calcext:value-type="float">
            <text:p>38.5376</text:p>
          </table:table-cell>
          <table:table-cell office:value-type="float" office:value="35.2195" calcext:value-type="float">
            <text:p>35.2195</text:p>
          </table:table-cell>
          <table:table-cell office:value-type="float" office:value="-1.94384E-016" calcext:value-type="float">
            <text:p>-1.94384E-16</text:p>
          </table:table-cell>
          <table:table-cell/>
          <table:table-cell table:formula="of:=([.B42]-[.B41])/([.A42]-[.A41])" office:value-type="float" office:value="-0.220551378446313" calcext:value-type="float">
            <text:p>-0.2205513784</text:p>
          </table:table-cell>
          <table:table-cell table:formula="of:=([.C42]-[.C41])/([.A42]-[.A41])" office:value-type="float" office:value="-0.220551378446313" calcext:value-type="float">
            <text:p>-0.2205513784</text:p>
          </table:table-cell>
          <table:table-cell table:number-columns-repeated="2"/>
        </table:table-row>
        <table:table-row table:style-name="ro1">
          <table:table-cell office:value-type="float" office:value="0.410025" calcext:value-type="float">
            <text:p>0.410025</text:p>
          </table:table-cell>
          <table:table-cell office:value-type="float" office:value="38.522" calcext:value-type="float">
            <text:p>38.522</text:p>
          </table:table-cell>
          <table:table-cell office:value-type="float" office:value="35.2033" calcext:value-type="float">
            <text:p>35.2033</text:p>
          </table:table-cell>
          <table:table-cell office:value-type="float" office:value="-1.94407E-016" calcext:value-type="float">
            <text:p>-1.94407E-16</text:p>
          </table:table-cell>
          <table:table-cell/>
          <table:table-cell table:formula="of:=([.B43]-[.B42])/([.A43]-[.A42])" office:value-type="float" office:value="-1.56390977443601" calcext:value-type="float">
            <text:p>-1.5639097744</text:p>
          </table:table-cell>
          <table:table-cell table:formula="of:=([.C43]-[.C42])/([.A43]-[.A42])" office:value-type="float" office:value="-1.62406015037572" calcext:value-type="float">
            <text:p>-1.6240601504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8.4272" calcext:value-type="float">
            <text:p>38.4272</text:p>
          </table:table-cell>
          <table:table-cell office:value-type="float" office:value="35.108" calcext:value-type="float">
            <text:p>35.108</text:p>
          </table:table-cell>
          <table:table-cell office:value-type="float" office:value="-1.94496E-016" calcext:value-type="float">
            <text:p>-1.94496E-16</text:p>
          </table:table-cell>
          <table:table-cell/>
          <table:table-cell table:formula="of:=([.B44]-[.B43])/([.A44]-[.A43])" office:value-type="float" office:value="-9.50375939849616" calcext:value-type="float">
            <text:p>-9.5037593985</text:p>
          </table:table-cell>
          <table:table-cell table:formula="of:=([.C44]-[.C43])/([.A44]-[.A43])" office:value-type="float" office:value="-9.55388471177961" calcext:value-type="float">
            <text:p>-9.5538847118</text:p>
          </table:table-cell>
          <table:table-cell table:number-columns-repeated="2"/>
        </table:table-row>
        <table:table-row table:style-name="ro1">
          <table:table-cell office:value-type="float" office:value="0.429975" calcext:value-type="float">
            <text:p>0.429975</text:p>
          </table:table-cell>
          <table:table-cell office:value-type="float" office:value="38.102" calcext:value-type="float">
            <text:p>38.102</text:p>
          </table:table-cell>
          <table:table-cell office:value-type="float" office:value="34.7916" calcext:value-type="float">
            <text:p>34.7916</text:p>
          </table:table-cell>
          <table:table-cell office:value-type="float" office:value="-1.94768E-016" calcext:value-type="float">
            <text:p>-1.94768E-16</text:p>
          </table:table-cell>
          <table:table-cell/>
          <table:table-cell table:formula="of:=([.B45]-[.B44])/([.A45]-[.A44])" office:value-type="float" office:value="-32.6015037593987" calcext:value-type="float">
            <text:p>-32.6015037594</text:p>
          </table:table-cell>
          <table:table-cell table:formula="of:=([.C45]-[.C44])/([.A45]-[.A44])" office:value-type="float" office:value="-31.7192982456134" calcext:value-type="float">
            <text:p>-31.7192982456</text:p>
          </table:table-cell>
          <table:table-cell table:number-columns-repeated="2"/>
        </table:table-row>
        <table:table-row table:style-name="ro1">
          <table:table-cell office:value-type="float" office:value="0.43995" calcext:value-type="float">
            <text:p>0.43995</text:p>
          </table:table-cell>
          <table:table-cell office:value-type="float" office:value="37.3855" calcext:value-type="float">
            <text:p>37.3855</text:p>
          </table:table-cell>
          <table:table-cell office:value-type="float" office:value="34.1106" calcext:value-type="float">
            <text:p>34.1106</text:p>
          </table:table-cell>
          <table:table-cell office:value-type="float" office:value="-1.95326E-016" calcext:value-type="float">
            <text:p>-1.95326E-16</text:p>
          </table:table-cell>
          <table:table-cell/>
          <table:table-cell table:formula="of:=([.B46]-[.B45])/([.A46]-[.A45])" office:value-type="float" office:value="-71.8295739348362" calcext:value-type="float">
            <text:p>-71.8295739348</text:p>
          </table:table-cell>
          <table:table-cell table:formula="of:=([.C46]-[.C45])/([.A46]-[.A45])" office:value-type="float" office:value="-68.2706766917293" calcext:value-type="float">
            <text:p>-68.2706766917</text:p>
          </table:table-cell>
          <table:table-cell table:number-columns-repeated="2"/>
        </table:table-row>
        <table:table-row table:style-name="ro1">
          <table:table-cell office:value-type="float" office:value="0.449925" calcext:value-type="float">
            <text:p>0.449925</text:p>
          </table:table-cell>
          <table:table-cell office:value-type="float" office:value="36.1643" calcext:value-type="float">
            <text:p>36.1643</text:p>
          </table:table-cell>
          <table:table-cell office:value-type="float" office:value="32.9654" calcext:value-type="float">
            <text:p>32.9654</text:p>
          </table:table-cell>
          <table:table-cell office:value-type="float" office:value="-1.96248E-016" calcext:value-type="float">
            <text:p>-1.96248E-16</text:p>
          </table:table-cell>
          <table:table-cell/>
          <table:table-cell table:formula="of:=([.B47]-[.B46])/([.A47]-[.A46])" office:value-type="float" office:value="-122.426065162909" calcext:value-type="float">
            <text:p>-122.4260651629</text:p>
          </table:table-cell>
          <table:table-cell table:formula="of:=([.C47]-[.C46])/([.A47]-[.A46])" office:value-type="float" office:value="-114.80701754386" calcext:value-type="float">
            <text:p>-114.8070175439</text:p>
          </table:table-cell>
          <table:table-cell table:number-columns-repeated="2"/>
        </table:table-row>
        <table:table-row table:style-name="ro1">
          <table:table-cell office:value-type="float" office:value="0.460075" calcext:value-type="float">
            <text:p>0.460075</text:p>
          </table:table-cell>
          <table:table-cell office:value-type="float" office:value="34.3087" calcext:value-type="float">
            <text:p>34.3087</text:p>
          </table:table-cell>
          <table:table-cell office:value-type="float" office:value="31.2371" calcext:value-type="float">
            <text:p>31.2371</text:p>
          </table:table-cell>
          <table:table-cell office:value-type="float" office:value="-1.97644E-016" calcext:value-type="float">
            <text:p>-1.97644E-16</text:p>
          </table:table-cell>
          <table:table-cell/>
          <table:table-cell table:formula="of:=([.B48]-[.B47])/([.A48]-[.A47])" office:value-type="float" office:value="-182.817733990147" calcext:value-type="float">
            <text:p>-182.8177339901</text:p>
          </table:table-cell>
          <table:table-cell table:formula="of:=([.C48]-[.C47])/([.A48]-[.A47])" office:value-type="float" office:value="-170.275862068966" calcext:value-type="float">
            <text:p>-170.275862069</text:p>
          </table:table-cell>
          <table:table-cell table:number-columns-repeated="2"/>
        </table:table-row>
        <table:table-row table:style-name="ro1">
          <table:table-cell office:value-type="float" office:value="0.47005" calcext:value-type="float">
            <text:p>0.47005</text:p>
          </table:table-cell>
          <table:table-cell office:value-type="float" office:value="31.8056" calcext:value-type="float">
            <text:p>31.8056</text:p>
          </table:table-cell>
          <table:table-cell office:value-type="float" office:value="28.9159" calcext:value-type="float">
            <text:p>28.9159</text:p>
          </table:table-cell>
          <table:table-cell office:value-type="float" office:value="-1.99547E-016" calcext:value-type="float">
            <text:p>-1.99547E-16</text:p>
          </table:table-cell>
          <table:table-cell/>
          <table:table-cell table:formula="of:=([.B49]-[.B48])/([.A49]-[.A48])" office:value-type="float" office:value="-250.937343358395" calcext:value-type="float">
            <text:p>-250.9373433584</text:p>
          </table:table-cell>
          <table:table-cell table:formula="of:=([.C49]-[.C48])/([.A49]-[.A48])" office:value-type="float" office:value="-232.701754385963" calcext:value-type="float">
            <text:p>-232.701754386</text:p>
          </table:table-cell>
          <table:table-cell table:number-columns-repeated="2"/>
        </table:table-row>
        <table:table-row table:style-name="ro1">
          <table:table-cell office:value-type="float" office:value="0.480025" calcext:value-type="float">
            <text:p>0.480025</text:p>
          </table:table-cell>
          <table:table-cell office:value-type="float" office:value="28.5958" calcext:value-type="float">
            <text:p>28.5958</text:p>
          </table:table-cell>
          <table:table-cell office:value-type="float" office:value="25.9503" calcext:value-type="float">
            <text:p>25.9503</text:p>
          </table:table-cell>
          <table:table-cell office:value-type="float" office:value="-2.02039E-016" calcext:value-type="float">
            <text:p>-2.02039E-16</text:p>
          </table:table-cell>
          <table:table-cell/>
          <table:table-cell table:formula="of:=([.B50]-[.B49])/([.A50]-[.A49])" office:value-type="float" office:value="-321.784461152883" calcext:value-type="float">
            <text:p>-321.7844611529</text:p>
          </table:table-cell>
          <table:table-cell table:formula="of:=([.C50]-[.C49])/([.A50]-[.A49])" office:value-type="float" office:value="-297.303258145365" calcext:value-type="float">
            <text:p>-297.3032581454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4.7373" calcext:value-type="float">
            <text:p>24.7373</text:p>
          </table:table-cell>
          <table:table-cell office:value-type="float" office:value="22.3973" calcext:value-type="float">
            <text:p>22.3973</text:p>
          </table:table-cell>
          <table:table-cell office:value-type="float" office:value="-2.05108E-016" calcext:value-type="float">
            <text:p>-2.05108E-16</text:p>
          </table:table-cell>
          <table:table-cell/>
          <table:table-cell table:formula="of:=([.B51]-[.B50])/([.A51]-[.A50])" office:value-type="float" office:value="-386.817042606516" calcext:value-type="float">
            <text:p>-386.8170426065</text:p>
          </table:table-cell>
          <table:table-cell table:formula="of:=([.C51]-[.C50])/([.A51]-[.A50])" office:value-type="float" office:value="-356.190476190475" calcext:value-type="float">
            <text:p>-356.1904761905</text:p>
          </table:table-cell>
          <table:table-cell table:number-columns-repeated="2"/>
        </table:table-row>
        <table:table-row table:style-name="ro1">
          <table:table-cell office:value-type="float" office:value="0.499975" calcext:value-type="float">
            <text:p>0.499975</text:p>
          </table:table-cell>
          <table:table-cell office:value-type="float" office:value="20.4243" calcext:value-type="float">
            <text:p>20.4243</text:p>
          </table:table-cell>
          <table:table-cell office:value-type="float" office:value="18.4408" calcext:value-type="float">
            <text:p>18.4408</text:p>
          </table:table-cell>
          <table:table-cell office:value-type="float" office:value="-2.08646E-016" calcext:value-type="float">
            <text:p>-2.08646E-16</text:p>
          </table:table-cell>
          <table:table-cell/>
          <table:table-cell table:formula="of:=([.B52]-[.B51])/([.A52]-[.A51])" office:value-type="float" office:value="-432.380952380952" calcext:value-type="float">
            <text:p>-432.380952381</text:p>
          </table:table-cell>
          <table:table-cell table:formula="of:=([.C52]-[.C51])/([.A52]-[.A51])" office:value-type="float" office:value="-396.641604010025" calcext:value-type="float">
            <text:p>-396.64160401</text:p>
          </table:table-cell>
          <table:table-cell table:number-columns-repeated="2"/>
        </table:table-row>
        <table:table-row table:style-name="ro1">
          <table:table-cell office:value-type="float" office:value="0.50995" calcext:value-type="float">
            <text:p>0.50995</text:p>
          </table:table-cell>
          <table:table-cell office:value-type="float" office:value="15.9797" calcext:value-type="float">
            <text:p>15.9797</text:p>
          </table:table-cell>
          <table:table-cell office:value-type="float" office:value="14.3786" calcext:value-type="float">
            <text:p>14.3786</text:p>
          </table:table-cell>
          <table:table-cell office:value-type="float" office:value="-2.12385E-016" calcext:value-type="float">
            <text:p>-2.12385E-16</text:p>
          </table:table-cell>
          <table:table-cell/>
          <table:table-cell table:formula="of:=([.B53]-[.B52])/([.A53]-[.A52])" office:value-type="float" office:value="-445.573934837092" calcext:value-type="float">
            <text:p>-445.5739348371</text:p>
          </table:table-cell>
          <table:table-cell table:formula="of:=([.C53]-[.C52])/([.A53]-[.A52])" office:value-type="float" office:value="-407.238095238095" calcext:value-type="float">
            <text:p>-407.2380952381</text:p>
          </table:table-cell>
          <table:table-cell table:number-columns-repeated="2"/>
        </table:table-row>
        <table:table-row table:style-name="ro1">
          <table:table-cell office:value-type="float" office:value="0.519925" calcext:value-type="float">
            <text:p>0.519925</text:p>
          </table:table-cell>
          <table:table-cell office:value-type="float" office:value="11.7749" calcext:value-type="float">
            <text:p>11.7749</text:p>
          </table:table-cell>
          <table:table-cell office:value-type="float" office:value="10.5481" calcext:value-type="float">
            <text:p>10.5481</text:p>
          </table:table-cell>
          <table:table-cell office:value-type="float" office:value="-2.16058E-016" calcext:value-type="float">
            <text:p>-2.16058E-16</text:p>
          </table:table-cell>
          <table:table-cell/>
          <table:table-cell table:formula="of:=([.B54]-[.B53])/([.A54]-[.A53])" office:value-type="float" office:value="-421.533834586468" calcext:value-type="float">
            <text:p>-421.5338345865</text:p>
          </table:table-cell>
          <table:table-cell table:formula="of:=([.C54]-[.C53])/([.A54]-[.A53])" office:value-type="float" office:value="-384.010025062658" calcext:value-type="float">
            <text:p>-384.0100250627</text:p>
          </table:table-cell>
          <table:table-cell table:number-columns-repeated="2"/>
        </table:table-row>
        <table:table-row table:style-name="ro1">
          <table:table-cell office:value-type="float" office:value="0.530075" calcext:value-type="float">
            <text:p>0.530075</text:p>
          </table:table-cell>
          <table:table-cell office:value-type="float" office:value="8.06" calcext:value-type="float">
            <text:p>8.06</text:p>
          </table:table-cell>
          <table:table-cell office:value-type="float" office:value="7.1724" calcext:value-type="float">
            <text:p>7.1724</text:p>
          </table:table-cell>
          <table:table-cell office:value-type="float" office:value="-2.19393E-016" calcext:value-type="float">
            <text:p>-2.19393E-16</text:p>
          </table:table-cell>
          <table:table-cell/>
          <table:table-cell table:formula="of:=([.B55]-[.B54])/([.A55]-[.A54])" office:value-type="float" office:value="-366" calcext:value-type="float">
            <text:p>-366</text:p>
          </table:table-cell>
          <table:table-cell table:formula="of:=([.C55]-[.C54])/([.A55]-[.A54])" office:value-type="float" office:value="-332.581280788178" calcext:value-type="float">
            <text:p>-332.5812807882</text:p>
          </table:table-cell>
          <table:table-cell table:number-columns-repeated="2"/>
        </table:table-row>
        <table:table-row table:style-name="ro1">
          <table:table-cell office:value-type="float" office:value="0.54005" calcext:value-type="float">
            <text:p>0.54005</text:p>
          </table:table-cell>
          <table:table-cell office:value-type="float" office:value="5.13979" calcext:value-type="float">
            <text:p>5.13979</text:p>
          </table:table-cell>
          <table:table-cell office:value-type="float" office:value="4.52521" calcext:value-type="float">
            <text:p>4.52521</text:p>
          </table:table-cell>
          <table:table-cell office:value-type="float" office:value="-2.2209E-016" calcext:value-type="float">
            <text:p>-2.2209E-16</text:p>
          </table:table-cell>
          <table:table-cell/>
          <table:table-cell table:formula="of:=([.B56]-[.B55])/([.A56]-[.A55])" office:value-type="float" office:value="-292.752882205512" calcext:value-type="float">
            <text:p>-292.7528822055</text:p>
          </table:table-cell>
          <table:table-cell table:formula="of:=([.C56]-[.C55])/([.A56]-[.A55])" office:value-type="float" office:value="-265.382456140349" calcext:value-type="float">
            <text:p>-265.3824561403</text:p>
          </table:table-cell>
          <table:table-cell table:number-columns-repeated="2"/>
        </table:table-row>
        <table:table-row table:style-name="ro1">
          <table:table-cell office:value-type="float" office:value="0.550025" calcext:value-type="float">
            <text:p>0.550025</text:p>
          </table:table-cell>
          <table:table-cell office:value-type="float" office:value="2.99266" calcext:value-type="float">
            <text:p>2.99266</text:p>
          </table:table-cell>
          <table:table-cell office:value-type="float" office:value="2.58521" calcext:value-type="float">
            <text:p>2.58521</text:p>
          </table:table-cell>
          <table:table-cell office:value-type="float" office:value="-2.24103E-016" calcext:value-type="float">
            <text:p>-2.24103E-16</text:p>
          </table:table-cell>
          <table:table-cell/>
          <table:table-cell table:formula="of:=([.B57]-[.B56])/([.A57]-[.A56])" office:value-type="float" office:value="-215.25112781955" calcext:value-type="float">
            <text:p>-215.2511278196</text:p>
          </table:table-cell>
          <table:table-cell table:formula="of:=([.C57]-[.C56])/([.A57]-[.A56])" office:value-type="float" office:value="-194.486215538848" calcext:value-type="float">
            <text:p>-194.486215538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.5897" calcext:value-type="float">
            <text:p>1.5897</text:p>
          </table:table-cell>
          <table:table-cell office:value-type="float" office:value="1.32153" calcext:value-type="float">
            <text:p>1.32153</text:p>
          </table:table-cell>
          <table:table-cell office:value-type="float" office:value="-2.25432E-016" calcext:value-type="float">
            <text:p>-2.25432E-16</text:p>
          </table:table-cell>
          <table:table-cell/>
          <table:table-cell table:formula="of:=([.B58]-[.B57])/([.A58]-[.A57])" office:value-type="float" office:value="-140.647619047618" calcext:value-type="float">
            <text:p>-140.6476190476</text:p>
          </table:table-cell>
          <table:table-cell table:formula="of:=([.C58]-[.C57])/([.A58]-[.A57])" office:value-type="float" office:value="-126.684711779448" calcext:value-type="float">
            <text:p>-126.6847117794</text:p>
          </table:table-cell>
          <table:table-cell table:number-columns-repeated="2"/>
        </table:table-row>
        <table:table-row table:style-name="ro1">
          <table:table-cell office:value-type="float" office:value="0.569975" calcext:value-type="float">
            <text:p>0.569975</text:p>
          </table:table-cell>
          <table:table-cell office:value-type="float" office:value="0.867392" calcext:value-type="float">
            <text:p>0.867392</text:p>
          </table:table-cell>
          <table:table-cell office:value-type="float" office:value="0.667634" calcext:value-type="float">
            <text:p>0.667634</text:p>
          </table:table-cell>
          <table:table-cell office:value-type="float" office:value="-2.2551E-016" calcext:value-type="float">
            <text:p>-2.2551E-16</text:p>
          </table:table-cell>
          <table:table-cell/>
          <table:table-cell table:formula="of:=([.B59]-[.B58])/([.A59]-[.A58])" office:value-type="float" office:value="-72.4118295739352" calcext:value-type="float">
            <text:p>-72.4118295739</text:p>
          </table:table-cell>
          <table:table-cell table:formula="of:=([.C59]-[.C58])/([.A59]-[.A58])" office:value-type="float" office:value="-65.5534837092735" calcext:value-type="float">
            <text:p>-65.5534837093</text:p>
          </table:table-cell>
          <table:table-cell table:number-columns-repeated="2"/>
        </table:table-row>
        <table:table-row table:style-name="ro1">
          <table:table-cell office:value-type="float" office:value="0.57995" calcext:value-type="float">
            <text:p>0.57995</text:p>
          </table:table-cell>
          <table:table-cell office:value-type="float" office:value="0.741316" calcext:value-type="float">
            <text:p>0.741316</text:p>
          </table:table-cell>
          <table:table-cell office:value-type="float" office:value="0.530702" calcext:value-type="float">
            <text:p>0.530702</text:p>
          </table:table-cell>
          <table:table-cell office:value-type="float" office:value="-2.25212E-016" calcext:value-type="float">
            <text:p>-2.25212E-16</text:p>
          </table:table-cell>
          <table:table-cell/>
          <table:table-cell table:formula="of:=([.B60]-[.B59])/([.A60]-[.A59])" office:value-type="float" office:value="-12.6391979949874" calcext:value-type="float">
            <text:p>-12.639197995</text:p>
          </table:table-cell>
          <table:table-cell table:formula="of:=([.C60]-[.C59])/([.A60]-[.A59])" office:value-type="float" office:value="-13.7275187969924" calcext:value-type="float">
            <text:p>-13.727518797</text:p>
          </table:table-cell>
          <table:table-cell table:number-columns-repeated="2"/>
        </table:table-row>
        <table:table-row table:style-name="ro1">
          <table:table-cell office:value-type="float" office:value="0.589925" calcext:value-type="float">
            <text:p>0.589925</text:p>
          </table:table-cell>
          <table:table-cell office:value-type="float" office:value="1.12567" calcext:value-type="float">
            <text:p>1.12567</text:p>
          </table:table-cell>
          <table:table-cell office:value-type="float" office:value="0.841885" calcext:value-type="float">
            <text:p>0.841885</text:p>
          </table:table-cell>
          <table:table-cell office:value-type="float" office:value="-2.2618E-016" calcext:value-type="float">
            <text:p>-2.2618E-16</text:p>
          </table:table-cell>
          <table:table-cell/>
          <table:table-cell table:formula="of:=([.B61]-[.B60])/([.A61]-[.A60])" office:value-type="float" office:value="38.5317293233089" calcext:value-type="float">
            <text:p>38.5317293233</text:p>
          </table:table-cell>
          <table:table-cell table:formula="of:=([.C61]-[.C60])/([.A61]-[.A60])" office:value-type="float" office:value="31.1962907268175" calcext:value-type="float">
            <text:p>31.1962907268</text:p>
          </table:table-cell>
          <table:table-cell table:number-columns-repeated="2"/>
        </table:table-row>
        <table:table-row table:style-name="ro1">
          <table:table-cell office:value-type="float" office:value="0.600075" calcext:value-type="float">
            <text:p>0.600075</text:p>
          </table:table-cell>
          <table:table-cell office:value-type="float" office:value="2.08289" calcext:value-type="float">
            <text:p>2.08289</text:p>
          </table:table-cell>
          <table:table-cell office:value-type="float" office:value="1.68024" calcext:value-type="float">
            <text:p>1.68024</text:p>
          </table:table-cell>
          <table:table-cell office:value-type="float" office:value="-2.2523E-016" calcext:value-type="float">
            <text:p>-2.2523E-16</text:p>
          </table:table-cell>
          <table:table-cell/>
          <table:table-cell table:formula="of:=([.B62]-[.B61])/([.A62]-[.A61])" office:value-type="float" office:value="94.3073891625606" calcext:value-type="float">
            <text:p>94.3073891626</text:p>
          </table:table-cell>
          <table:table-cell table:formula="of:=([.C62]-[.C61])/([.A62]-[.A61])" office:value-type="float" office:value="82.5965517241371" calcext:value-type="float">
            <text:p>82.59655172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5:24:47.000818608</dc:date>
    <meta:editing-duration>PT1M38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